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65cm" fo:min-width="7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cm" svg:stroke-color="#000000" draw:marker-start="Arrow" draw:marker-start-width="0.36cm" draw:marker-end="Arrow" draw:marker-end-width="0.36cm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="" draw:marker-start-width="0.36cm" draw:marker-end="" draw:marker-end-width="0.36cm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5cm" draw:transform="skewX (4.65509984924889E-017) rotate (0.268955237732326) translate (1.479cm 3.153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0.962cm" svg:x="5.6cm" svg:y="4.8cm">
          <draw:text-box>
            <text:p>xcenter</text:p>
          </draw:text-box>
        </draw:frame>
        <draw:line draw:style-name="gr3" draw:text-style-name="P1" draw:layer="layout" svg:x1="6.2cm" svg:y1="4.5cm" svg:x2="5.8cm" svg:y2="4.5cm">
          <text:p/>
        </draw:line>
        <draw:line draw:style-name="gr3" draw:text-style-name="P1" draw:layer="layout" svg:x1="6cm" svg:y1="4.3cm" svg:x2="6cm" svg:y2="4.7cm">
          <text:p/>
        </draw:line>
        <draw:frame draw:style-name="gr2" draw:text-style-name="P2" draw:layer="layout" svg:width="2.581cm" svg:height="0.962cm" svg:x="6.519cm" svg:y="3.938cm">
          <draw:text-box>
            <text:p>ycenter</text:p>
          </draw:text-box>
        </draw:frame>
        <draw:frame draw:style-name="gr2" draw:text-style-name="P2" draw:layer="layout" svg:width="2.225cm" svg:height="0.962cm" svg:x="5.4cm" svg:y="7.4cm">
          <draw:text-box>
            <text:p>length</text:p>
          </draw:text-box>
        </draw:frame>
        <draw:frame draw:style-name="gr2" draw:text-style-name="P2" draw:layer="layout" svg:width="1.979cm" svg:height="0.962cm" svg:x="0.1cm" svg:y="6.438cm">
          <draw:text-box>
            <text:p>width</text:p>
          </draw:text-box>
        </draw:frame>
        <draw:line draw:style-name="gr4" draw:text-style-name="P3" draw:layer="layout" svg:x1="1.1cm" svg:y1="3.2cm" svg:x2="2.4cm" svg:y2="8.1cm">
          <text:p/>
        </draw:line>
        <draw:line draw:style-name="gr4" draw:text-style-name="P3" draw:layer="layout" svg:x1="10.6cm" svg:y1="6.2cm" svg:x2="2.9cm" svg:y2="8.3cm">
          <text:p/>
        </draw:line>
        <draw:line draw:style-name="gr5" draw:text-style-name="P3" draw:layer="layout" svg:x1="6cm" svg:y1="4.8cm" svg:x2="6cm" svg:y2="5.1cm">
          <text:p/>
        </draw:line>
        <draw:line draw:style-name="gr5" draw:text-style-name="P3" draw:layer="layout" svg:x1="6.3cm" svg:y1="4.5cm" svg:x2="6.7cm" svg:y2="4.5cm">
          <text:p/>
        </draw:line>
        <draw:line draw:style-name="gr6" draw:text-style-name="P1" draw:layer="layout" svg:x1="0.9cm" svg:y1="8.5cm" svg:x2="10.3cm" svg:y2="8.5cm">
          <text:p/>
        </draw:line>
        <draw:ellipse draw:style-name="gr7" draw:text-style-name="P3" draw:layer="layout" svg:width="4.438cm" svg:height="5.715cm" svg:x="5.562cm" svg:y="5.479cm" draw:kind="arc" draw:start-angle="0.74" draw:end-angle="34.95">
          <text:p/>
        </draw:ellipse>
        <draw:frame draw:style-name="gr2" draw:text-style-name="P2" draw:layer="layout" svg:width="1.912cm" svg:height="0.962cm" svg:x="9.788cm" svg:y="6.8cm">
          <draw:text-box>
            <text:p>the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2-02-18T12:21:55.444000000</dc:date>
    <meta:editing-duration>PT1H20M39S</meta:editing-duration>
    <meta:editing-cycles>12</meta:editing-cycles>
    <meta:document-statistic meta:object-count="14"/>
  </office:meta>
</office:document-meta>
</file>